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337" officeooo:paragraph-rsid="000d3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as: lovepush2019</text:p>
      <text:p text:style-name="P1">paswword: lovepush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dik Sharma</meta:initial-creator>
    <meta:creation-date>2019-11-05T20:48:08.337367146</meta:creation-date>
    <dc:date>2019-11-05T20:48:47.979437908</dc:date>
    <dc:creator>Hardik Sharma</dc:creator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41" meta:non-whitespace-character-count="39"/>
    <meta:generator>LibreOffice/4.2.3.3$Linux_X86_64 LibreOffice_project/420m0$Build-3</meta:generator>
  </office:meta>
</office:document-meta>
</file>